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vertical-align="middle"/>
    </style:style>
    <style:style style:name="gr1" style:family="graphic">
      <style:graphic-properties draw:marker-end="Arrow" draw:marker-end-width="0.0787in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Horizontal line 1" draw:style-name="gr1" draw:text-style-name="P1" svg:x1="10.6559in" svg:y1="0.6169in" svg:x2="11.5555in" svg:y2="0.6169in">
            <text:p/>
          </draw:line>
          <draw:line draw:z-index="1" draw:name="Horizontal line 2" draw:style-name="gr1" draw:text-style-name="P1" svg:x1="10.6559in" svg:y1="0.8051in" svg:x2="11.5555in" svg:y2="0.8051in">
            <text:p/>
          </draw:line>
          <draw:line draw:z-index="2" draw:name="Horizontal line 3" draw:style-name="gr1" draw:text-style-name="P1" svg:x1="10.6465in" svg:y1="2.0394in" svg:x2="11.5461in" svg:y2="2.0394in">
            <text:p/>
          </draw:line>
          <draw:line draw:z-index="3" draw:name="Horizontal line 4" draw:style-name="gr1" draw:text-style-name="P1" svg:x1="10.6469in" svg:y1="1.6835in" svg:x2="11.5465in" svg:y2="1.6835in">
            <text:p/>
          </draw:line>
          <draw:line draw:z-index="4" draw:name="Horizontal line 5" draw:style-name="gr1" draw:text-style-name="P1" svg:x1="10.6465in" svg:y1="1.8618in" svg:x2="11.5461in" svg:y2="1.8618in">
            <text:p/>
          </draw:line>
          <draw:line draw:z-index="5" draw:name="Horizontal line 3" draw:style-name="gr1" draw:text-style-name="P1" svg:x1="10.6465in" svg:y1="2.7402in" svg:x2="11.5461in" svg:y2="2.7402in">
            <text:p/>
          </draw:line>
          <draw:line draw:z-index="6" draw:name="Horizontal line 4" draw:style-name="gr1" draw:text-style-name="P1" svg:x1="10.6469in" svg:y1="2.928in" svg:x2="11.5465in" svg:y2="2.928in">
            <text:p/>
          </draw:line>
          <draw:line draw:z-index="7" draw:name="Horizontal line 5" draw:style-name="gr1" draw:text-style-name="P1" svg:x1="10.6465in" svg:y1="3.1063in" svg:x2="11.5461in" svg:y2="3.1063in">
            <text:p/>
          </draw:line>
        </table:shapes>
        <table:table-column table:style-name="co1" table:number-columns-repeated="9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8" table:default-cell-style-name="ce2"/>
        <table:table-column table:style-name="co1" table:default-cell-style-name="ce8"/>
        <table:table-row table:style-name="ro1">
          <table:table-cell table:number-columns-repeated="31"/>
        </table:table-row>
        <table:table-row table:style-name="ro1" table:number-rows-repeated="2">
          <table:table-cell table:number-columns-repeated="13"/>
          <table:table-cell table:style-name="ce6"/>
          <table:table-cell table:number-columns-repeated="17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tr_to_front_mas</text:p>
          </table:table-cell>
          <table:table-cell/>
          <table:table-cell table:style-name="ce5"/>
          <table:table-cell table:style-name="ce7" table:number-columns-repeated="2"/>
          <table:table-cell table:style-name="ce3" office:value-type="string" calcext:value-type="string">
            <text:p>front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tr_to_back_mas</text:p>
          </table:table-cell>
          <table:table-cell/>
          <table:table-cell table:style-name="ce3" office:value-type="string" calcext:value-type="string">
            <text:p>back</text:p>
          </table:table-cell>
          <table:table-cell table:style-name="ce7" table:number-columns-repeated="3"/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1"/>
          <table:table-cell table:style-name="ce4" office:value-type="string" calcext:value-type="string">
            <text:p>After reallocation with if_front_alloc = true</text:p>
          </table:table-cell>
          <table:table-cell table:number-columns-repeated="1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</text:p>
          </table:table-cell>
          <table:table-cell/>
          <table:table-cell table:style-name="ce7" table:number-columns-repeated="3"/>
          <table:table-cell table:style-name="ce3" office:value-type="string" calcext:value-type="string">
            <text:p>front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tr_to_front_mas</text:p>
          </table:table-cell>
          <table:table-cell/>
          <table:table-cell table:style-name="ce7" table:number-columns-repeated="4"/>
          <table:table-cell table:number-columns-repeated="14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ld ptr_to_front_mas</text:p>
          </table:table-cell>
          <table:table-cell/>
          <table:table-cell table:style-name="ce7" table:number-columns-repeated="4"/>
          <table:table-cell table:number-columns-repeated="14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ptr_to_back_mas</text:p>
          </table:table-cell>
          <table:table-cell/>
          <table:table-cell table:style-name="ce3" office:value-type="string" calcext:value-type="string">
            <text:p>back</text:p>
          </table:table-cell>
          <table:table-cell table:style-name="ce7" table:number-columns-repeated="3"/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1"/>
          <table:table-cell table:style-name="ce4" office:value-type="string" calcext:value-type="string">
            <text:p>After reallocation with if_front_alloc = false</text:p>
          </table:table-cell>
          <table:table-cell table:number-columns-repeated="19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temp (ptr_to_front_mas)</text:p>
          </table:table-cell>
          <table:table-cell/>
          <table:table-cell table:style-name="ce7" table:number-columns-repeated="3"/>
          <table:table-cell table:style-name="ce3" office:value-type="string" calcext:value-type="string">
            <text:p>front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old_ptr_to_back_mas</text:p>
          </table:table-cell>
          <table:table-cell/>
          <table:table-cell table:style-name="ce7" table:number-columns-repeated="4"/>
          <table:table-cell table:number-columns-repeated="14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tr_to_back_mas</text:p>
          </table:table-cell>
          <table:table-cell/>
          <table:table-cell table:style-name="ce3" office:value-type="string" calcext:value-type="string">
            <text:p>back</text:p>
          </table:table-cell>
          <table:table-cell table:style-name="ce7" table:number-columns-repeated="3"/>
          <table:table-cell table:number-columns-repeated="14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5"/>
          <table:table-cell table:style-name="ce7" table:number-columns-repeated="3"/>
          <table:table-cell table:number-columns-repeated="14"/>
        </table:table-row>
        <table:table-row table:style-name="ro1" table:number-rows-repeated="1048556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6:24:13.881933777</meta:creation-date>
    <dc:date>2023-06-25T18:33:29.568728743</dc:date>
    <meta:editing-duration>PT1H28M54S</meta:editing-duration>
    <meta:editing-cycles>3</meta:editing-cycles>
    <meta:generator>LibreOffice/7.3.7.2$Linux_X86_64 LibreOffice_project/30$Build-2</meta:generator>
    <meta:document-statistic meta:table-count="1" meta:cell-count="27" meta:object-count="8"/>
  </office:meta>
</office:document-meta>
</file>